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.Fop( String outputFormat , FOUserAgent ua , Out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p.createDefaul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.getDefault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p.getResul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p.getUserAg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